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2DABD6856280E30E9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3465a4" draw:marker-start-width="0.279cm" draw:marker-end-width="0.279cm" draw:fill-color="#e1eefd" draw:opacity="100%" draw:textarea-horizontal-align="justify" draw:textarea-vertical-align="middle" draw:auto-grow-height="false" fo:min-height="1.762cm" fo:min-width="2.78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3" style:family="graphic" style:parent-style-name="standard">
      <style:graphic-properties svg:stroke-width="0.053cm" svg:stroke-color="#069a2e" draw:marker-start-width="0.279cm" draw:marker-end-width="0.279cm" draw:fill-color="#eefadc" draw:opacity="100%" draw:textarea-horizontal-align="justify" draw:textarea-vertical-align="middle" draw:auto-grow-height="false" fo:min-height="1.762cm" fo:min-width="2.782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3cm" svg:stroke-color="#808080" draw:marker-start-width="0.279cm" draw:marker-end-width="0.279cm" draw:fill="solid" draw:fill-color="#f4f4f4" draw:opacity="100%" draw:textarea-horizontal-align="justify" draw:textarea-vertical-align="middle" draw:auto-grow-height="false" fo:min-height="1.762cm" fo:min-width="2.78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withoutfill">
      <style:graphic-properties draw:stroke="dash" draw:stroke-dash="Dashed_20__28_var_29_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solid" draw:stroke-dash="Dashed_20__28_var_29_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3465a4" draw:marker-start-width="0.279cm" draw:marker-end-width="0.279cm" draw:fill-color="#e1eefd" draw:opacity="100%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draw:stroke-dash="Dashed_20__28_var_29_" svg:stroke-width="0.053cm" svg:stroke-color="#069a2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69a2e" draw:marker-start-width="0.279cm" draw:marker-end-width="0.279cm" draw:fill-color="#eefadc" draw:opacity="100%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  <style:paragraph-properties style:writing-mode="lr-tb"/>
    </style:style>
    <style:style style:name="gr13" style:family="graphic" style:parent-style-name="objectwithoutfill">
      <style:graphic-properties svg:stroke-width="0.035cm" svg:stroke-color="#333333" draw:marker-start="Circle" draw:marker-start-width="0.356cm" draw:marker-end="Arrow_20_concave" draw:marker-end-width="0.56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19" style:family="graphic" style:parent-style-name="objectwithoutfill">
      <style:graphic-properties svg:stroke-width="0.053cm" svg:stroke-color="#3465a4" draw:marker-start-width="0.279cm" draw:marker-end="Rounded_20_short_20_Arrow" draw:marker-end-width="0.432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ashed_20__28_var_29_" svg:stroke-width="0.053cm" svg:stroke-color="#3465a4" draw:marker-start-width="0.279cm" draw:marker-end-width="0.279cm" draw:fill-color="#f4f4f4" draw:opacity="100%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ashed_20__28_var_29_" svg:stroke-width="0.053cm" svg:stroke-color="#666666" draw:marker-start-width="0.279cm" draw:marker-end-width="0.279cm" draw:fill-color="#f4f4f4" draw:opacity="100%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279cm" draw:marker-end-width="0.279cm" draw:fill-color="#cccccc" draw:opacity="100%" draw:textarea-horizontal-align="justify" draw:textarea-vertical-align="middle" draw:auto-grow-height="false" fo:min-height="1.762cm" fo:min-width="2.782cm" fo:padding-top="0.151cm" fo:padding-bottom="0.151cm" fo:padding-left="0.276cm" fo:padding-right="0.276cm"/>
    </style:style>
    <style:style style:name="gr23" style:family="graphic" style:parent-style-name="objectwithoutfill">
      <style:graphic-properties draw:stroke="solid" draw:stroke-dash="Dashed_20__28_var_29_" svg:stroke-width="0.053cm" svg:stroke-color="#808080" draw:marker-start-width="0.279cm" draw:marker-end="Arrow" draw:marker-end-width="0.381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Dashed_20__28_var_29_" svg:stroke-width="0.053cm" svg:stroke-color="#666666" draw:marker-start-width="0.279cm" draw:marker-end-width="0.279cm" draw:fill="none" draw:opacity="20%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  <style:paragraph-properties style:writing-mode="lr-tb"/>
    </style:style>
    <style:style style:name="gr26" style:family="graphic" style:parent-style-name="standard">
      <style:graphic-properties svg:stroke-width="0.053cm" svg:stroke-color="#069a2e" draw:marker-start-width="0.279cm" draw:marker-end-width="0.279cm" draw:fill-color="#eefadc" draw:opacity="20%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27" style:family="graphic" style:parent-style-name="objectwithoutfill">
      <style:graphic-properties draw:marker-end="Arrow" draw:marker-end-width="0.406cm" draw:fill="none" draw:textarea-vertical-align="middle"/>
    </style:style>
    <style:style style:name="gr28" style:family="graphic" style:parent-style-name="standard">
      <style:graphic-properties svg:stroke-width="0.053cm" svg:stroke-color="#3465a4" draw:marker-start-width="0.279cm" draw:marker-end-width="0.279cm" draw:fill-color="#e1eefd" draw:opacity="20%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e1eefd" draw:opacity="100%"/>
      <style:paragraph-properties fo:text-align="center"/>
      <style:text-properties fo:font-size="17pt" fo:font-weight="bold"/>
    </style:style>
    <style:style style:name="P2" style:family="paragraph">
      <loext:graphic-properties draw:fill="none" draw:fill-color="#ffffff"/>
      <style:paragraph-properties style:writing-mode="lr-tb"/>
      <style:text-properties fo:font-size="17pt" fo:font-weight="bold"/>
    </style:style>
    <style:style style:name="P3" style:family="paragraph">
      <loext:graphic-properties draw:fill-color="#eefadc" draw:opacity="100%"/>
      <style:paragraph-properties fo:text-align="center"/>
      <style:text-properties fo:font-size="17pt" fo:font-weight="bold"/>
    </style:style>
    <style:style style:name="P4" style:family="paragraph">
      <loext:graphic-properties draw:fill="solid" draw:fill-color="#f4f4f4" draw:opacity="100%"/>
      <style:paragraph-properties fo:text-align="center"/>
      <style:text-properties fo:font-size="17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808080" fo:font-size="17pt" fo:font-style="italic" fo:font-weight="bold" style:font-style-asian="italic" style:font-style-complex="italic"/>
    </style:style>
    <style:style style:name="P7" style:family="paragraph">
      <loext:graphic-properties draw:fill="none"/>
      <style:paragraph-properties fo:text-align="center"/>
      <style:text-properties fo:font-size="17pt" fo:font-weight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7pt" fo:font-style="italic" fo:font-weight="bold" style:font-size-asian="18pt" style:font-style-asian="italic" style:font-size-complex="18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333333"/>
    </style:style>
    <style:style style:name="P12" style:family="paragraph">
      <loext:graphic-properties draw:fill="none" draw:fill-color="#ffffff"/>
      <style:paragraph-properties style:writing-mode="lr-tb"/>
      <style:text-properties fo:color="#333333" style:font-name="FreeMono1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808080" fo:font-size="17pt" fo:font-style="italic" fo:font-weight="normal" style:font-style-asian="italic" style:font-weight-asian="normal" style:font-style-complex="italic" style:font-weight-complex="normal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808080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FreeMono1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-color="#f4f4f4" draw:opacity="100%"/>
      <style:paragraph-properties fo:text-align="center"/>
      <style:text-properties fo:font-size="17pt" fo:font-weight="bold"/>
    </style:style>
    <style:style style:name="P18" style:family="paragraph">
      <loext:graphic-properties draw:fill-color="#cccccc" draw:opacity="100%"/>
      <style:paragraph-properties fo:text-align="center"/>
      <style:text-properties fo:font-size="17pt" fo:font-weight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7pt" fo:font-weight="bold"/>
    </style:style>
    <style:style style:name="P20" style:family="paragraph">
      <loext:graphic-properties draw:fill="none" draw:opacity="20%"/>
      <style:paragraph-properties fo:text-align="center"/>
      <style:text-properties fo:font-size="17pt" fo:font-weight="bold"/>
    </style:style>
    <style:style style:name="P21" style:family="paragraph">
      <loext:graphic-properties draw:fill-color="#eefadc" draw:opacity="20%"/>
      <style:paragraph-properties fo:text-align="center"/>
      <style:text-properties fo:font-size="17pt" fo:font-weight="bold"/>
    </style:style>
    <style:style style:name="P22" style:family="paragraph">
      <loext:graphic-properties draw:fill-color="#e1eefd" draw:opacity="20%"/>
      <style:paragraph-properties fo:text-align="center"/>
      <style:text-properties fo:font-size="17pt" fo:font-weight="bold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7pt" fo:font-weight="bold"/>
    </style:style>
    <style:style style:name="T2" style:family="text">
      <style:text-properties fo:color="#808080" fo:font-size="17pt" fo:font-style="italic" fo:font-weight="bold" style:font-style-asian="italic" style:font-style-complex="italic"/>
    </style:style>
    <style:style style:name="T3" style:family="text">
      <style:text-properties fo:font-size="17pt" fo:font-style="italic" fo:font-weight="bold" style:font-size-asian="18pt" style:font-style-asian="italic" style:font-size-complex="18pt" style:font-style-complex="italic"/>
    </style:style>
    <style:style style:name="T4" style:family="text">
      <style:text-properties fo:color="#333333" style:font-name="FreeMono1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808080" fo:font-size="17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808080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7" style:family="text">
      <style:text-properties fo:color="#c9211e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8" style:family="text">
      <style:text-properties fo:font-variant="normal" fo:text-transform="none" fo:color="#333333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9211e" style:font-name="FreeMono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56cm" svg:height="2.286cm" svg:x="2.569cm" svg:y="5.2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19cm" svg:height="1.597cm" svg:x="2.923cm" svg:y="5.943cm">
          <draw:text-box>
            <text:p><text:span text:style-name="T1">proje</text:span><text:span text:style-name="T1">ct1</text:span></text:p>
          </draw:text-box>
        </draw:frame>
        <draw:custom-shape draw:style-name="gr3" draw:text-style-name="P3" draw:layer="layout" svg:width="3.556cm" svg:height="2.286cm" svg:x="11.17cm" svg:y="5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02cm" svg:height="1.597cm" svg:x="11.524cm" svg:y="5.944cm">
          <draw:text-box>
            <text:p><text:span text:style-name="T1">proje</text:span><text:span text:style-name="T1">ct2</text:span></text:p>
          </draw:text-box>
        </draw:frame>
        <draw:custom-shape draw:style-name="gr4" draw:text-style-name="P4" draw:layer="layout" svg:width="3.556cm" svg:height="2.286cm" svg:x="6.963cm" svg:y="1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794cm" svg:height="0.962cm" svg:x="7.371cm" svg:y="1.876cm">
          <draw:text-box>
            <text:p text:style-name="P5"><text:span text:style-name="T2">$HO</text:span><text:span text:style-name="T2">ME</text:span></text:p>
          </draw:text-box>
        </draw:frame>
        <draw:line draw:style-name="gr6" draw:text-style-name="P7" draw:layer="layout" svg:x1="10.295cm" svg:y1="3.503cm" svg:x2="13.089cm" svg:y2="5.282cm">
          <text:p/>
        </draw:line>
        <draw:line draw:style-name="gr7" draw:text-style-name="P7" draw:layer="layout" svg:x1="3.636cm" svg:y1="7.567cm" svg:x2="2.315cm" svg:y2="9.447cm">
          <text:p/>
        </draw:line>
        <draw:line draw:style-name="gr7" draw:text-style-name="P7" draw:layer="layout" svg:x1="4.601cm" svg:y1="7.567cm" svg:x2="4.601cm" svg:y2="9.447cm">
          <text:p/>
        </draw:line>
        <draw:custom-shape draw:style-name="gr8" draw:text-style-name="P1" draw:layer="layout" svg:width="2.348cm" svg:height="1.676cm" svg:x="0.983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53cm" svg:height="1.597cm" svg:x="0.983cm" svg:y="9.807cm">
          <draw:text-box>
            <text:p><text:span text:style-name="T1">result</text:span><text:span text:style-name="T1">s</text:span></text:p>
          </draw:text-box>
        </draw:frame>
        <draw:custom-shape draw:style-name="gr8" draw:text-style-name="P1" draw:layer="layout" svg:width="2.348cm" svg:height="1.676cm" svg:x="3.636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6.285cm" svg:y="9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15cm" svg:y1="7.567cm" svg:x2="6.836cm" svg:y2="9.447cm">
          <text:p/>
        </draw:line>
        <draw:line draw:style-name="gr9" draw:text-style-name="P7" draw:layer="layout" svg:x1="12.223cm" svg:y1="7.568cm" svg:x2="10.902cm" svg:y2="9.448cm">
          <text:p/>
        </draw:line>
        <draw:line draw:style-name="gr9" draw:text-style-name="P7" draw:layer="layout" svg:x1="13.188cm" svg:y1="7.568cm" svg:x2="13.188cm" svg:y2="9.448cm">
          <text:p/>
        </draw:line>
        <draw:custom-shape draw:style-name="gr10" draw:text-style-name="P3" draw:layer="layout" svg:width="2.348cm" svg:height="1.676cm" svg:x="9.57cm" svg:y="9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84cm" svg:height="0.962cm" svg:x="9.77cm" svg:y="9.808cm">
          <draw:text-box>
            <text:p><text:span text:style-name="T1">data</text:span></text:p>
          </draw:text-box>
        </draw:frame>
        <draw:custom-shape draw:style-name="gr10" draw:text-style-name="P3" draw:layer="layout" svg:width="2.348cm" svg:height="1.676cm" svg:x="12.223cm" svg:y="9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348cm" svg:height="1.676cm" svg:x="14.872cm" svg:y="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4.102cm" svg:y1="7.568cm" svg:x2="15.423cm" svg:y2="9.448cm">
          <text:p/>
        </draw:line>
        <draw:line draw:style-name="gr6" draw:text-style-name="P7" draw:layer="layout" svg:x1="7.189cm" svg:y1="3.504cm" svg:x2="4.395cm" svg:y2="5.283cm">
          <text:p/>
        </draw:line>
        <draw:frame draw:style-name="gr5" draw:text-style-name="P2" draw:layer="layout" svg:width="1.84cm" svg:height="0.962cm" svg:x="6.57cm" svg:y="9.808cm">
          <draw:text-box>
            <text:p><text:span text:style-name="T1">data</text:span></text:p>
          </draw:text-box>
        </draw:frame>
        <draw:frame draw:style-name="gr5" draw:text-style-name="P2" draw:layer="layout" svg:width="2.486cm" svg:height="0.962cm" svg:x="3.639cm" svg:y="9.807cm">
          <draw:text-box>
            <text:p><text:span text:style-name="T1">script</text:span><text:span text:style-name="T1">s</text:span></text:p>
          </draw:text-box>
        </draw:frame>
        <draw:frame draw:style-name="gr5" draw:text-style-name="P2" draw:layer="layout" svg:width="2.486cm" svg:height="0.962cm" svg:x="14.874cm" svg:y="9.808cm">
          <draw:text-box>
            <text:p><text:span text:style-name="T1">result</text:span><text:span text:style-name="T1">s</text:span></text:p>
          </draw:text-box>
        </draw:frame>
        <draw:frame draw:style-name="gr5" draw:text-style-name="P2" draw:layer="layout" svg:width="2.486cm" svg:height="0.962cm" svg:x="12.226cm" svg:y="9.808cm">
          <draw:text-box>
            <text:p><text:span text:style-name="T1">script</text:span><text:span text:style-name="T1">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4" draw:layer="layout" svg:width="3.556cm" svg:height="2.286cm" svg:x="6.964cm" svg:y="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348cm" svg:height="1.676cm" svg:x="9.584cm" svg:y="12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84cm" svg:height="0.962cm" svg:x="10cm" svg:y="12.392cm">
          <draw:text-box>
            <text:p><text:span text:style-name="T1">raw</text:span></text:p>
          </draw:text-box>
        </draw:frame>
        <draw:line draw:style-name="gr9" draw:text-style-name="P7" draw:layer="layout" svg:x1="10.663cm" svg:y1="13.721cm" svg:x2="10.663cm" svg:y2="14.649cm">
          <text:p/>
        </draw:line>
        <draw:frame draw:style-name="gr12" draw:text-style-name="P9" draw:layer="layout" svg:width="3.863cm" svg:height="1.209cm" svg:x="9.001cm" svg:y="14.693cm">
          <draw:text-box>
            <text:p><text:span text:style-name="T3">S1.fastq.gz</text:span></text:p>
          </draw:text-box>
        </draw:frame>
        <draw:line draw:style-name="gr13" draw:text-style-name="P10" draw:layer="layout" svg:x1="17.988cm" svg:y1="2.032cm" svg:x2="17.988cm" svg:y2="15.748cm">
          <text:p/>
        </draw:line>
        <draw:frame draw:style-name="gr14" draw:text-style-name="P12" draw:layer="layout" svg:width="5.326cm" svg:height="2.156cm" svg:x="18.042cm" svg:y="3.307cm">
          <draw:text-box>
            <text:p text:style-name="P11"><text:span text:style-name="T4">~/</text:span><text:span text:style-name="T4">proje</text:span><text:span text:style-name="T4">ct2/</text:span><text:span text:style-name="T4"><text:line-break/></text:span><text:span text:style-name="T4">data/</text:span><text:span text:style-name="T4">raw/</text:span><text:span text:style-name="T4">S1.fa</text:span><text:span text:style-name="T4">stq.g</text:span><text:span text:style-name="T4">z</text:span></text:p>
          </draw:text-box>
        </draw:frame>
        <draw:frame draw:style-name="gr15" draw:text-style-name="P12" draw:layer="layout" svg:width="4.826cm" svg:height="1.673cm" svg:x="19.766cm" svg:y="8.149cm">
          <draw:text-box>
            <text:p text:style-name="P11"><text:span text:style-name="T4">data/</text:span><text:span text:style-name="T4">raw/</text:span><text:span text:style-name="T4"><text:line-break/></text:span><text:span text:style-name="T4">S1.fa</text:span><text:span text:style-name="T4">stq.g</text:span><text:span text:style-name="T4">z</text:span></text:p>
          </draw:text-box>
        </draw:frame>
        <draw:line draw:style-name="gr13" draw:text-style-name="P10" draw:layer="layout" svg:x1="19.558cm" svg:y1="6.604cm" svg:x2="19.512cm" svg:y2="15.739cm">
          <text:p/>
        </draw:line>
        <draw:custom-shape draw:style-name="gr1" draw:text-style-name="P1" draw:layer="layout" svg:width="3.556cm" svg:height="2.286cm" svg:x="2.556cm" svg:y="5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19cm" svg:height="1.597cm" svg:x="2.91cm" svg:y="5.93cm">
          <draw:text-box>
            <text:p><text:span text:style-name="T1">proj</text:span><text:span text:style-name="T1">ect1</text:span></text:p>
          </draw:text-box>
        </draw:frame>
        <draw:frame draw:style-name="gr5" draw:text-style-name="P6" draw:layer="layout" svg:width="2.794cm" svg:height="0.962cm" svg:x="7.358cm" svg:y="1.863cm">
          <draw:text-box>
            <text:p text:style-name="P5"><text:span text:style-name="T2">$HOME</text:span></text:p>
          </draw:text-box>
        </draw:frame>
        <draw:line draw:style-name="gr6" draw:text-style-name="P7" draw:layer="layout" svg:x1="10.282cm" svg:y1="3.49cm" svg:x2="13.076cm" svg:y2="5.269cm">
          <text:p/>
        </draw:line>
        <draw:line draw:style-name="gr7" draw:text-style-name="P7" draw:layer="layout" svg:x1="3.623cm" svg:y1="7.554cm" svg:x2="2.302cm" svg:y2="9.434cm">
          <text:p/>
        </draw:line>
        <draw:line draw:style-name="gr7" draw:text-style-name="P7" draw:layer="layout" svg:x1="4.588cm" svg:y1="7.554cm" svg:x2="4.588cm" svg:y2="9.434cm">
          <text:p/>
        </draw:line>
        <draw:custom-shape draw:style-name="gr8" draw:text-style-name="P1" draw:layer="layout" svg:width="2.348cm" svg:height="1.676cm" svg:x="0.97cm" svg:y="9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53cm" svg:height="1.597cm" svg:x="0.97cm" svg:y="9.794cm">
          <draw:text-box>
            <text:p><text:span text:style-name="T1">results</text:span></text:p>
          </draw:text-box>
        </draw:frame>
        <draw:custom-shape draw:style-name="gr8" draw:text-style-name="P1" draw:layer="layout" svg:width="2.348cm" svg:height="1.676cm" svg:x="3.623cm" svg:y="9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6.272cm" svg:y="9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02cm" svg:y1="7.554cm" svg:x2="6.823cm" svg:y2="9.434cm">
          <text:p/>
        </draw:line>
        <draw:line draw:style-name="gr6" draw:text-style-name="P7" draw:layer="layout" svg:x1="7.176cm" svg:y1="3.491cm" svg:x2="4.382cm" svg:y2="5.27cm">
          <text:p/>
        </draw:line>
        <draw:frame draw:style-name="gr5" draw:text-style-name="P2" draw:layer="layout" svg:width="1.84cm" svg:height="0.962cm" svg:x="6.557cm" svg:y="9.795cm">
          <draw:text-box>
            <text:p><text:span text:style-name="T1">data</text:span></text:p>
          </draw:text-box>
        </draw:frame>
        <draw:frame draw:style-name="gr5" draw:text-style-name="P2" draw:layer="layout" svg:width="2.486cm" svg:height="0.962cm" svg:x="3.626cm" svg:y="9.794cm">
          <draw:text-box>
            <text:p><text:span text:style-name="T1">scripts</text:span></text:p>
          </draw:text-box>
        </draw:frame>
        <draw:line draw:style-name="gr9" draw:text-style-name="P7" draw:layer="layout" svg:x1="10.663cm" svg:y1="11.121cm" svg:x2="10.663cm" svg:y2="12.049cm">
          <text:p/>
        </draw:line>
        <draw:frame draw:style-name="gr16" draw:text-style-name="P14" draw:layer="layout" svg:width="5.326cm" svg:height="0.924cm" svg:x="18.042cm" svg:y="2.44cm">
          <draw:text-box>
            <text:p text:style-name="P13"><text:span text:style-name="T5">Absolute </text:span><text:span text:style-name="T5">path:</text:span></text:p>
          </draw:text-box>
        </draw:frame>
        <draw:frame draw:style-name="gr16" draw:text-style-name="P14" draw:layer="layout" svg:width="5.326cm" svg:height="0.924cm" svg:x="19.812cm" svg:y="7.212cm">
          <draw:text-box>
            <text:p text:style-name="P13"><text:span text:style-name="T5">Relative path:</text:span></text:p>
          </draw:text-box>
        </draw:frame>
        <draw:custom-shape draw:style-name="gr3" draw:text-style-name="P3" draw:layer="layout" svg:width="3.556cm" svg:height="2.286cm" svg:x="11.157cm" svg:y="5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02cm" svg:height="1.597cm" svg:x="11.511cm" svg:y="5.945cm">
          <draw:text-box>
            <text:p><text:span text:style-name="T1">projec</text:span><text:span text:style-name="T1">t2</text:span></text:p>
          </draw:text-box>
        </draw:frame>
        <draw:line draw:style-name="gr9" draw:text-style-name="P7" draw:layer="layout" svg:x1="12.21cm" svg:y1="7.569cm" svg:x2="10.889cm" svg:y2="9.449cm">
          <text:p/>
        </draw:line>
        <draw:line draw:style-name="gr9" draw:text-style-name="P7" draw:layer="layout" svg:x1="13.175cm" svg:y1="7.569cm" svg:x2="13.175cm" svg:y2="9.449cm">
          <text:p/>
        </draw:line>
        <draw:custom-shape draw:style-name="gr10" draw:text-style-name="P3" draw:layer="layout" svg:width="2.348cm" svg:height="1.676cm" svg:x="9.557cm" svg:y="9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84cm" svg:height="0.962cm" svg:x="9.757cm" svg:y="9.809cm">
          <draw:text-box>
            <text:p><text:span text:style-name="T1">data</text:span></text:p>
          </draw:text-box>
        </draw:frame>
        <draw:custom-shape draw:style-name="gr10" draw:text-style-name="P3" draw:layer="layout" svg:width="2.348cm" svg:height="1.676cm" svg:x="12.21cm" svg:y="9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348cm" svg:height="1.676cm" svg:x="14.859cm" svg:y="9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4.089cm" svg:y1="7.569cm" svg:x2="15.41cm" svg:y2="9.449cm">
          <text:p/>
        </draw:line>
        <draw:frame draw:style-name="gr5" draw:text-style-name="P2" draw:layer="layout" svg:width="2.486cm" svg:height="0.962cm" svg:x="14.861cm" svg:y="9.809cm">
          <draw:text-box>
            <text:p><text:span text:style-name="T1">results</text:span></text:p>
          </draw:text-box>
        </draw:frame>
        <draw:frame draw:style-name="gr5" draw:text-style-name="P2" draw:layer="layout" svg:width="2.486cm" svg:height="0.962cm" svg:x="12.213cm" svg:y="9.809cm">
          <draw:text-box>
            <text:p><text:span text:style-name="T1">script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4" draw:layer="layout" svg:width="3.556cm" svg:height="2.286cm" svg:x="6.964cm" svg:y="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17.988cm" svg:y1="2.032cm" svg:x2="17.988cm" svg:y2="15.748cm">
          <text:p/>
        </draw:line>
        <draw:custom-shape draw:style-name="gr1" draw:text-style-name="P1" draw:layer="layout" svg:width="3.556cm" svg:height="2.286cm" svg:x="2.556cm" svg:y="5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19cm" svg:height="1.597cm" svg:x="2.91cm" svg:y="5.93cm">
          <draw:text-box>
            <text:p><text:span text:style-name="T1">proje</text:span><text:span text:style-name="T1">ct1</text:span></text:p>
          </draw:text-box>
        </draw:frame>
        <draw:line draw:style-name="gr7" draw:text-style-name="P7" draw:layer="layout" svg:x1="3.623cm" svg:y1="7.554cm" svg:x2="2.302cm" svg:y2="9.434cm">
          <text:p/>
        </draw:line>
        <draw:line draw:style-name="gr7" draw:text-style-name="P7" draw:layer="layout" svg:x1="4.588cm" svg:y1="7.554cm" svg:x2="4.588cm" svg:y2="9.434cm">
          <text:p/>
        </draw:line>
        <draw:custom-shape draw:style-name="gr8" draw:text-style-name="P1" draw:layer="layout" svg:width="2.348cm" svg:height="1.676cm" svg:x="0.97cm" svg:y="9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53cm" svg:height="1.597cm" svg:x="0.97cm" svg:y="9.794cm">
          <draw:text-box>
            <text:p><text:span text:style-name="T1">result</text:span><text:span text:style-name="T1">s</text:span></text:p>
          </draw:text-box>
        </draw:frame>
        <draw:custom-shape draw:style-name="gr8" draw:text-style-name="P1" draw:layer="layout" svg:width="2.348cm" svg:height="1.676cm" svg:x="3.623cm" svg:y="9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6.272cm" svg:y="9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02cm" svg:y1="7.554cm" svg:x2="6.823cm" svg:y2="9.434cm">
          <text:p/>
        </draw:line>
        <draw:line draw:style-name="gr6" draw:text-style-name="P7" draw:layer="layout" svg:x1="7.176cm" svg:y1="3.491cm" svg:x2="4.382cm" svg:y2="5.27cm">
          <text:p/>
        </draw:line>
        <draw:frame draw:style-name="gr5" draw:text-style-name="P2" draw:layer="layout" svg:width="1.84cm" svg:height="0.962cm" svg:x="6.557cm" svg:y="9.795cm">
          <draw:text-box>
            <text:p><text:span text:style-name="T1">data</text:span></text:p>
          </draw:text-box>
        </draw:frame>
        <draw:frame draw:style-name="gr5" draw:text-style-name="P2" draw:layer="layout" svg:width="2.486cm" svg:height="0.962cm" svg:x="3.626cm" svg:y="9.794cm">
          <draw:text-box>
            <text:p><text:span text:style-name="T1">script</text:span><text:span text:style-name="T1">s</text:span></text:p>
          </draw:text-box>
        </draw:frame>
        <draw:frame draw:style-name="gr16" draw:text-style-name="P14" draw:layer="layout" svg:width="5.326cm" svg:height="0.924cm" svg:x="18.042cm" svg:y="2.44cm">
          <draw:text-box>
            <text:p text:style-name="P13"><text:span text:style-name="T5">Absol</text:span><text:span text:style-name="T5">ute </text:span><text:span text:style-name="T5">path:</text:span></text:p>
          </draw:text-box>
        </draw:frame>
        <draw:frame draw:style-name="gr17" draw:text-style-name="P15" draw:layer="layout" svg:width="3.284cm" svg:height="1.627cm" svg:x="7.084cm" svg:y="1.477cm">
          <draw:text-box>
            <text:p text:style-name="P5"><text:span text:style-name="T6">$HO</text:span><text:span text:style-name="T6">ME/</text:span><text:span text:style-name="T7">Drop</text:span><text:span text:style-name="T7">box/</text:span></text:p>
          </draw:text-box>
        </draw:frame>
        <draw:frame draw:style-name="gr18" draw:text-style-name="P16" draw:layer="layout" svg:width="5.326cm" svg:height="2.791cm" svg:x="18.042cm" svg:y="3.208cm">
          <draw:text-box>
            <text:p><text:span text:style-name="T8">~/</text:span><text:span text:style-name="T9">Drop</text:span><text:span text:style-name="T9">box/</text:span><text:span text:style-name="T4">proj</text:span><text:span text:style-name="T4">ect2</text:span><text:span text:style-name="T4">/</text:span><text:span text:style-name="T4"><text:line-break/></text:span><text:span text:style-name="T4">data</text:span><text:span text:style-name="T4">/</text:span><text:span text:style-name="T4">raw/</text:span><text:span text:style-name="T4">S1.f</text:span><text:span text:style-name="T4">astq</text:span><text:span text:style-name="T4">.gz</text:span></text:p>
          </draw:text-box>
        </draw:frame>
        <draw:custom-shape draw:style-name="gr10" draw:text-style-name="P3" draw:layer="layout" svg:width="2.348cm" svg:height="1.676cm" svg:x="9.584cm" svg:y="12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84cm" svg:height="0.962cm" svg:x="10cm" svg:y="12.379cm">
          <draw:text-box>
            <text:p><text:span text:style-name="T1">raw</text:span></text:p>
          </draw:text-box>
        </draw:frame>
        <draw:line draw:style-name="gr9" draw:text-style-name="P7" draw:layer="layout" svg:x1="10.663cm" svg:y1="13.708cm" svg:x2="10.663cm" svg:y2="14.636cm">
          <text:p/>
        </draw:line>
        <draw:frame draw:style-name="gr12" draw:text-style-name="P9" draw:layer="layout" svg:width="3.863cm" svg:height="1.209cm" svg:x="9.001cm" svg:y="14.68cm">
          <draw:text-box>
            <text:p><text:span text:style-name="T3">S1.fa</text:span><text:span text:style-name="T3">stq.g</text:span><text:span text:style-name="T3">z</text:span></text:p>
          </draw:text-box>
        </draw:frame>
        <draw:line draw:style-name="gr6" draw:text-style-name="P7" draw:layer="layout" svg:x1="10.282cm" svg:y1="3.477cm" svg:x2="13.076cm" svg:y2="5.256cm">
          <text:p/>
        </draw:line>
        <draw:line draw:style-name="gr9" draw:text-style-name="P7" draw:layer="layout" svg:x1="10.663cm" svg:y1="11.108cm" svg:x2="10.663cm" svg:y2="12.036cm">
          <text:p/>
        </draw:line>
        <draw:custom-shape draw:style-name="gr3" draw:text-style-name="P3" draw:layer="layout" svg:width="3.556cm" svg:height="2.286cm" svg:x="11.157cm" svg:y="5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02cm" svg:height="1.597cm" svg:x="11.511cm" svg:y="5.932cm">
          <draw:text-box>
            <text:p><text:span text:style-name="T1">proje</text:span><text:span text:style-name="T1">ct2</text:span></text:p>
          </draw:text-box>
        </draw:frame>
        <draw:line draw:style-name="gr9" draw:text-style-name="P7" draw:layer="layout" svg:x1="12.21cm" svg:y1="7.556cm" svg:x2="10.889cm" svg:y2="9.436cm">
          <text:p/>
        </draw:line>
        <draw:line draw:style-name="gr9" draw:text-style-name="P7" draw:layer="layout" svg:x1="13.175cm" svg:y1="7.556cm" svg:x2="13.175cm" svg:y2="9.436cm">
          <text:p/>
        </draw:line>
        <draw:custom-shape draw:style-name="gr10" draw:text-style-name="P3" draw:layer="layout" svg:width="2.348cm" svg:height="1.676cm" svg:x="9.557cm" svg:y="9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84cm" svg:height="0.962cm" svg:x="9.757cm" svg:y="9.796cm">
          <draw:text-box>
            <text:p><text:span text:style-name="T1">data</text:span></text:p>
          </draw:text-box>
        </draw:frame>
        <draw:custom-shape draw:style-name="gr10" draw:text-style-name="P3" draw:layer="layout" svg:width="2.348cm" svg:height="1.676cm" svg:x="12.21cm" svg:y="9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348cm" svg:height="1.676cm" svg:x="14.859cm" svg:y="9.4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4.089cm" svg:y1="7.556cm" svg:x2="15.41cm" svg:y2="9.436cm">
          <text:p/>
        </draw:line>
        <draw:frame draw:style-name="gr5" draw:text-style-name="P2" draw:layer="layout" svg:width="2.486cm" svg:height="0.962cm" svg:x="14.861cm" svg:y="9.796cm">
          <draw:text-box>
            <text:p><text:span text:style-name="T1">result</text:span><text:span text:style-name="T1">s</text:span></text:p>
          </draw:text-box>
        </draw:frame>
        <draw:frame draw:style-name="gr5" draw:text-style-name="P2" draw:layer="layout" svg:width="2.486cm" svg:height="0.962cm" svg:x="12.213cm" svg:y="9.796cm">
          <draw:text-box>
            <text:p><text:span text:style-name="T1">script</text:span><text:span text:style-name="T1">s</text:span></text:p>
          </draw:text-box>
        </draw:frame>
        <draw:frame draw:style-name="gr15" draw:text-style-name="P12" draw:layer="layout" svg:width="4.826cm" svg:height="1.673cm" svg:x="19.766cm" svg:y="8.149cm">
          <draw:text-box>
            <text:p text:style-name="P11"><text:span text:style-name="T4">data</text:span><text:span text:style-name="T4">/</text:span><text:span text:style-name="T4">raw/</text:span><text:span text:style-name="T4"><text:line-break/></text:span><text:span text:style-name="T4">S1.f</text:span><text:span text:style-name="T4">astq</text:span><text:span text:style-name="T4">.gz</text:span></text:p>
          </draw:text-box>
        </draw:frame>
        <draw:frame draw:style-name="gr16" draw:text-style-name="P14" draw:layer="layout" svg:width="5.326cm" svg:height="0.924cm" svg:x="19.812cm" svg:y="7.212cm">
          <draw:text-box>
            <text:p text:style-name="P13"><text:span text:style-name="T5">Relati</text:span><text:span text:style-name="T5">ve </text:span><text:span text:style-name="T5">path:</text:span></text:p>
          </draw:text-box>
        </draw:frame>
        <draw:line draw:style-name="gr13" draw:text-style-name="P10" draw:layer="layout" svg:x1="19.539cm" svg:y1="6.605cm" svg:x2="19.493cm" svg:y2="15.74cm">
          <text:p/>
        </draw:line>
        <presentation:notes draw:style-name="dp1">
          <draw:page-thumbnail draw:style-name="gr11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4" draw:layer="layout" svg:width="3.556cm" svg:height="2.286cm" svg:x="6.964cm" svg:y="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9" draw:text-style-name="P10" draw:layer="layout" svg:width="2.306cm" svg:height="2.368cm" draw:transform="rotate (-0.799884396189001) translate (9.06532663917997cm 9.62820736354258cm)" svg:viewBox="0 0 2307 2369" svg:d="M0 2369c2552 0 2300-2369 2300-2369">
          <text:p/>
        </draw:path>
        <draw:custom-shape draw:style-name="gr1" draw:text-style-name="P1" draw:layer="layout" svg:width="3.556cm" svg:height="2.286cm" svg:x="2.543cm" svg:y="5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19cm" svg:height="1.597cm" svg:x="2.897cm" svg:y="5.917cm">
          <draw:text-box>
            <text:p><text:span text:style-name="T1">proje</text:span><text:span text:style-name="T1">ct1</text:span></text:p>
          </draw:text-box>
        </draw:frame>
        <draw:frame draw:style-name="gr5" draw:text-style-name="P6" draw:layer="layout" svg:width="2.794cm" svg:height="0.962cm" svg:x="7.345cm" svg:y="1.85cm">
          <draw:text-box>
            <text:p text:style-name="P5"><text:span text:style-name="T2">$HO</text:span><text:span text:style-name="T2">ME</text:span></text:p>
          </draw:text-box>
        </draw:frame>
        <draw:line draw:style-name="gr7" draw:text-style-name="P7" draw:layer="layout" svg:x1="3.61cm" svg:y1="7.541cm" svg:x2="2.289cm" svg:y2="9.421cm">
          <text:p/>
        </draw:line>
        <draw:line draw:style-name="gr7" draw:text-style-name="P7" draw:layer="layout" svg:x1="4.575cm" svg:y1="7.541cm" svg:x2="4.575cm" svg:y2="9.421cm">
          <text:p/>
        </draw:line>
        <draw:custom-shape draw:style-name="gr8" draw:text-style-name="P1" draw:layer="layout" svg:width="2.348cm" svg:height="1.676cm" svg:x="0.957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53cm" svg:height="1.597cm" svg:x="0.957cm" svg:y="9.781cm">
          <draw:text-box>
            <text:p><text:span text:style-name="T1">result</text:span><text:span text:style-name="T1">s</text:span></text:p>
          </draw:text-box>
        </draw:frame>
        <draw:custom-shape draw:style-name="gr8" draw:text-style-name="P1" draw:layer="layout" svg:width="2.348cm" svg:height="1.676cm" svg:x="3.61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6.259cm" svg:y="9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489cm" svg:y1="7.541cm" svg:x2="6.81cm" svg:y2="9.421cm">
          <text:p/>
        </draw:line>
        <draw:line draw:style-name="gr6" draw:text-style-name="P7" draw:layer="layout" svg:x1="7.163cm" svg:y1="3.478cm" svg:x2="4.369cm" svg:y2="5.257cm">
          <text:p/>
        </draw:line>
        <draw:frame draw:style-name="gr5" draw:text-style-name="P2" draw:layer="layout" svg:width="1.84cm" svg:height="0.962cm" svg:x="6.544cm" svg:y="9.782cm">
          <draw:text-box>
            <text:p><text:span text:style-name="T1">data</text:span></text:p>
          </draw:text-box>
        </draw:frame>
        <draw:frame draw:style-name="gr5" draw:text-style-name="P2" draw:layer="layout" svg:width="2.486cm" svg:height="0.962cm" svg:x="3.613cm" svg:y="9.781cm">
          <draw:text-box>
            <text:p><text:span text:style-name="T1">script</text:span><text:span text:style-name="T1">s</text:span></text:p>
          </draw:text-box>
        </draw:frame>
        <draw:line draw:style-name="gr6" draw:text-style-name="P7" draw:layer="layout" svg:x1="10.282cm" svg:y1="3.477cm" svg:x2="13.076cm" svg:y2="5.256cm">
          <text:p/>
        </draw:line>
        <draw:custom-shape draw:style-name="gr3" draw:text-style-name="P3" draw:layer="layout" svg:width="3.556cm" svg:height="2.286cm" svg:x="11.157cm" svg:y="5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02cm" svg:height="1.597cm" svg:x="11.511cm" svg:y="5.932cm">
          <draw:text-box>
            <text:p><text:span text:style-name="T1">proje</text:span><text:span text:style-name="T1">ct2</text:span></text:p>
          </draw:text-box>
        </draw:frame>
        <draw:line draw:style-name="gr9" draw:text-style-name="P7" draw:layer="layout" svg:x1="12.21cm" svg:y1="7.556cm" svg:x2="10.889cm" svg:y2="9.436cm">
          <text:p/>
        </draw:line>
        <draw:line draw:style-name="gr9" draw:text-style-name="P7" draw:layer="layout" svg:x1="13.175cm" svg:y1="7.556cm" svg:x2="13.175cm" svg:y2="9.436cm">
          <text:p/>
        </draw:line>
        <draw:custom-shape draw:style-name="gr20" draw:text-style-name="P17" draw:layer="layout" svg:width="2.348cm" svg:height="1.676cm" svg:x="9.557cm" svg:y="9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84cm" svg:height="0.962cm" svg:x="9.757cm" svg:y="9.796cm">
          <draw:text-box>
            <text:p><text:span text:style-name="T1">data</text:span></text:p>
          </draw:text-box>
        </draw:frame>
        <draw:custom-shape draw:style-name="gr10" draw:text-style-name="P3" draw:layer="layout" svg:width="2.348cm" svg:height="1.676cm" svg:x="12.21cm" svg:y="9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348cm" svg:height="1.676cm" svg:x="14.859cm" svg:y="9.4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4.089cm" svg:y1="7.556cm" svg:x2="15.41cm" svg:y2="9.436cm">
          <text:p/>
        </draw:line>
        <draw:frame draw:style-name="gr5" draw:text-style-name="P2" draw:layer="layout" svg:width="2.486cm" svg:height="0.962cm" svg:x="14.861cm" svg:y="9.796cm">
          <draw:text-box>
            <text:p><text:span text:style-name="T1">result</text:span><text:span text:style-name="T1">s</text:span></text:p>
          </draw:text-box>
        </draw:frame>
        <draw:frame draw:style-name="gr5" draw:text-style-name="P2" draw:layer="layout" svg:width="2.486cm" svg:height="0.962cm" svg:x="12.213cm" svg:y="9.796cm">
          <draw:text-box>
            <text:p><text:span text:style-name="T1">script</text:span><text:span text:style-name="T1">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" draw:text-style-name="P4" draw:layer="layout" svg:width="3.556cm" svg:height="2.286cm" svg:x="6.964cm" svg:y="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2.286cm" svg:x="2.543cm" svg:y="5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19cm" svg:height="1.597cm" svg:x="2.897cm" svg:y="5.917cm">
          <draw:text-box>
            <text:p><text:span text:style-name="T1">proje</text:span><text:span text:style-name="T1">ct1</text:span></text:p>
          </draw:text-box>
        </draw:frame>
        <draw:frame draw:style-name="gr5" draw:text-style-name="P6" draw:layer="layout" svg:width="2.794cm" svg:height="0.962cm" svg:x="7.345cm" svg:y="1.85cm">
          <draw:text-box>
            <text:p text:style-name="P5"><text:span text:style-name="T2">$HO</text:span><text:span text:style-name="T2">ME</text:span></text:p>
          </draw:text-box>
        </draw:frame>
        <draw:line draw:style-name="gr6" draw:text-style-name="P7" draw:layer="layout" svg:x1="10.269cm" svg:y1="3.477cm" svg:x2="13.063cm" svg:y2="5.256cm">
          <text:p/>
        </draw:line>
        <draw:line draw:style-name="gr7" draw:text-style-name="P7" draw:layer="layout" svg:x1="3.61cm" svg:y1="7.541cm" svg:x2="2.289cm" svg:y2="9.421cm">
          <text:p/>
        </draw:line>
        <draw:line draw:style-name="gr7" draw:text-style-name="P7" draw:layer="layout" svg:x1="4.575cm" svg:y1="7.541cm" svg:x2="4.575cm" svg:y2="9.421cm">
          <text:p/>
        </draw:line>
        <draw:custom-shape draw:style-name="gr8" draw:text-style-name="P1" draw:layer="layout" svg:width="2.348cm" svg:height="1.676cm" svg:x="0.957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53cm" svg:height="1.597cm" svg:x="0.957cm" svg:y="9.781cm">
          <draw:text-box>
            <text:p><text:span text:style-name="T1">result</text:span><text:span text:style-name="T1">s</text:span></text:p>
          </draw:text-box>
        </draw:frame>
        <draw:custom-shape draw:style-name="gr8" draw:text-style-name="P1" draw:layer="layout" svg:width="2.348cm" svg:height="1.676cm" svg:x="3.61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489cm" svg:y1="7.541cm" svg:x2="6.81cm" svg:y2="9.421cm">
          <text:p/>
        </draw:line>
        <draw:custom-shape draw:style-name="gr21" draw:text-style-name="P17" draw:layer="layout" svg:width="2.348cm" svg:height="1.676cm" svg:x="9.544cm" svg:y="9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84cm" svg:height="0.962cm" svg:x="9.744cm" svg:y="9.782cm">
          <draw:text-box>
            <text:p><text:span text:style-name="T1">data</text:span></text:p>
          </draw:text-box>
        </draw:frame>
        <draw:line draw:style-name="gr6" draw:text-style-name="P7" draw:layer="layout" svg:x1="7.163cm" svg:y1="3.478cm" svg:x2="4.369cm" svg:y2="5.257cm">
          <text:p/>
        </draw:line>
        <draw:frame draw:style-name="gr5" draw:text-style-name="P2" draw:layer="layout" svg:width="2.486cm" svg:height="0.962cm" svg:x="3.613cm" svg:y="9.781cm">
          <draw:text-box>
            <text:p><text:span text:style-name="T1">script</text:span><text:span text:style-name="T1">s</text:span></text:p>
          </draw:text-box>
        </draw:frame>
        <draw:custom-shape draw:style-name="gr22" draw:text-style-name="P18" draw:layer="layout" svg:width="3.556cm" svg:height="2.286cm" svg:x="6.827cm" svg:y="5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9" draw:layer="layout" svg:width="2.941cm" svg:height="1.597cm" svg:x="7.081cm" svg:y="5.605cm">
          <draw:text-box>
            <text:p text:style-name="P5"><text:span text:style-name="T1">share</text:span><text:span text:style-name="T1">d-</text:span><text:span text:style-name="T1">data</text:span></text:p>
          </draw:text-box>
        </draw:frame>
        <draw:line draw:style-name="gr23" draw:text-style-name="P7" draw:layer="layout" svg:x1="8.69cm" svg:y1="7.528cm" svg:x2="10.011cm" svg:y2="9.408cm">
          <text:p/>
        </draw:line>
        <draw:line draw:style-name="gr23" draw:text-style-name="P7" draw:layer="layout" svg:x1="8.797cm" svg:y1="7.515cm" svg:x2="7.476cm" svg:y2="9.395cm">
          <text:p/>
        </draw:line>
        <draw:line draw:style-name="gr6" draw:text-style-name="P7" draw:layer="layout" svg:x1="8.702cm" svg:y1="3.476cm" svg:x2="8.702cm" svg:y2="5.256cm">
          <text:p/>
        </draw:line>
        <draw:custom-shape draw:style-name="gr21" draw:text-style-name="P17" draw:layer="layout" svg:width="2.348cm" svg:height="1.676cm" svg:x="6.245cm" svg:y="9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84cm" svg:height="0.962cm" svg:x="6.445cm" svg:y="9.783cm">
          <draw:text-box>
            <text:p><text:span text:style-name="T1">data</text:span></text:p>
          </draw:text-box>
        </draw:frame>
        <draw:custom-shape draw:style-name="gr3" draw:text-style-name="P3" draw:layer="layout" svg:width="3.556cm" svg:height="2.286cm" svg:x="11.144cm" svg:y="5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02cm" svg:height="1.597cm" svg:x="11.498cm" svg:y="5.933cm">
          <draw:text-box>
            <text:p><text:span text:style-name="T1">proje</text:span><text:span text:style-name="T1">ct2</text:span></text:p>
          </draw:text-box>
        </draw:frame>
        <draw:line draw:style-name="gr9" draw:text-style-name="P7" draw:layer="layout" svg:x1="12.197cm" svg:y1="7.557cm" svg:x2="10.876cm" svg:y2="9.437cm">
          <text:p/>
        </draw:line>
        <draw:line draw:style-name="gr9" draw:text-style-name="P7" draw:layer="layout" svg:x1="13.162cm" svg:y1="7.557cm" svg:x2="13.162cm" svg:y2="9.437cm">
          <text:p/>
        </draw:line>
        <draw:custom-shape draw:style-name="gr10" draw:text-style-name="P3" draw:layer="layout" svg:width="2.348cm" svg:height="1.676cm" svg:x="12.197cm" svg:y="9.4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348cm" svg:height="1.676cm" svg:x="14.846cm" svg:y="9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4.076cm" svg:y1="7.557cm" svg:x2="15.397cm" svg:y2="9.437cm">
          <text:p/>
        </draw:line>
        <draw:frame draw:style-name="gr5" draw:text-style-name="P2" draw:layer="layout" svg:width="2.486cm" svg:height="0.962cm" svg:x="14.848cm" svg:y="9.797cm">
          <draw:text-box>
            <text:p><text:span text:style-name="T1">result</text:span><text:span text:style-name="T1">s</text:span></text:p>
          </draw:text-box>
        </draw:frame>
        <draw:frame draw:style-name="gr5" draw:text-style-name="P2" draw:layer="layout" svg:width="2.486cm" svg:height="0.962cm" svg:x="12.2cm" svg:y="9.797cm">
          <draw:text-box>
            <text:p><text:span text:style-name="T1">script</text:span><text:span text:style-name="T1">s</text:span></text:p>
          </draw:text-box>
        </draw:frame>
        <presentation:notes draw:style-name="dp1">
          <draw:page-thumbnail draw:style-name="gr11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9" draw:text-style-name="P7" draw:layer="layout" svg:x1="13.665cm" svg:y1="11.074cm" svg:x2="14.732cm" svg:y2="12.446cm">
          <text:p/>
        </draw:line>
        <draw:custom-shape draw:style-name="gr24" draw:text-style-name="P20" draw:layer="layout" svg:width="2.348cm" svg:height="1.676cm" svg:x="13.908cm" svg:y="12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.541cm" svg:height="0.924cm" svg:x="13.769cm" svg:y="12.781cm">
          <draw:text-box>
            <text:p><text:span text:style-name="T1">share</text:span><text:span text:style-name="T1">d</text:span></text:p>
          </draw:text-box>
        </draw:frame>
        <draw:custom-shape draw:style-name="gr26" draw:text-style-name="P21" draw:layer="layout" svg:width="2.348cm" svg:height="1.676cm" svg:x="10.809cm" svg:y="12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.541cm" svg:height="0.924cm" svg:x="10.67cm" svg:y="12.782cm">
          <draw:text-box>
            <text:p><text:span text:style-name="T1">uniqu</text:span><text:span text:style-name="T1">e</text:span></text:p>
          </draw:text-box>
        </draw:frame>
        <draw:line draw:style-name="gr9" draw:text-style-name="P7" draw:layer="layout" svg:x1="13.432cm" svg:y1="11.074cm" svg:x2="12.365cm" svg:y2="12.446cm">
          <text:p/>
        </draw:line>
        <draw:frame draw:style-name="gr2" draw:text-style-name="P15" draw:layer="layout" svg:width="3.284cm" svg:height="1.597cm" svg:x="19.959cm" svg:y="1.551cm">
          <draw:text-box>
            <text:p text:style-name="P5"><text:span text:style-name="T6">onlin</text:span><text:span text:style-name="T6">e</text:span><text:span text:style-name="T6"><text:line-break/></text:span><text:span text:style-name="T6">repo</text:span></text:p>
          </draw:text-box>
        </draw:frame>
        <draw:path draw:style-name="gr27" draw:text-style-name="P10" draw:layer="layout" svg:width="10.59cm" svg:height="2.066cm" draw:transform="rotate (-1.84167142670442) translate (21.336cm 3.81cm)" svg:viewBox="0 0 10591 2067" svg:d="M0 0c9490 1 10591 2067 10591 2067">
          <text:p/>
        </draw:path>
        <draw:line draw:style-name="gr7" draw:text-style-name="P7" draw:layer="layout" svg:x1="4.965cm" svg:y1="11.075cm" svg:x2="6.032cm" svg:y2="12.447cm">
          <text:p/>
        </draw:line>
        <draw:custom-shape draw:style-name="gr24" draw:text-style-name="P20" draw:layer="layout" svg:width="2.348cm" svg:height="1.676cm" svg:x="5.208cm" svg:y="12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.541cm" svg:height="0.924cm" svg:x="5.069cm" svg:y="12.782cm">
          <draw:text-box>
            <text:p><text:span text:style-name="T1">share</text:span><text:span text:style-name="T1">d</text:span></text:p>
          </draw:text-box>
        </draw:frame>
        <draw:custom-shape draw:style-name="gr28" draw:text-style-name="P22" draw:layer="layout" svg:width="2.348cm" svg:height="1.676cm" svg:x="2.109cm" svg:y="12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.541cm" svg:height="0.924cm" svg:x="1.97cm" svg:y="12.783cm">
          <draw:text-box>
            <text:p><text:span text:style-name="T1">uniqu</text:span><text:span text:style-name="T1">e</text:span></text:p>
          </draw:text-box>
        </draw:frame>
        <draw:line draw:style-name="gr7" draw:text-style-name="P7" draw:layer="layout" svg:x1="4.732cm" svg:y1="11.075cm" svg:x2="3.665cm" svg:y2="12.447cm">
          <text:p/>
        </draw:line>
        <draw:path draw:style-name="gr27" draw:text-style-name="P10" draw:layer="layout" svg:width="14.888cm" svg:height="16.447cm" draw:transform="skewX (0.553443905807402) rotate (-1.22469753612442) translate (21.6330748635965cm 3.76844704107595cm)" svg:viewBox="0 0 14889 16448" svg:d="M0 0c18762 14 14465 16448 14465 16448">
          <text:p/>
        </draw:path>
        <draw:frame draw:style-name="gr29" draw:text-style-name="P10" draw:layer="layout" svg:width="4.347cm" svg:height="3.238cm" svg:x="19.558cm" svg:y="0.662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4" draw:text-style-name="P4" draw:layer="layout" svg:width="3.556cm" svg:height="2.286cm" svg:x="6.951cm" svg:y="1.2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2.286cm" svg:x="2.543cm" svg:y="5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19cm" svg:height="1.597cm" svg:x="2.897cm" svg:y="5.917cm">
          <draw:text-box>
            <text:p><text:span text:style-name="T1">proje</text:span><text:span text:style-name="T1">ct1</text:span></text:p>
          </draw:text-box>
        </draw:frame>
        <draw:line draw:style-name="gr7" draw:text-style-name="P7" draw:layer="layout" svg:x1="3.61cm" svg:y1="7.541cm" svg:x2="2.289cm" svg:y2="9.421cm">
          <text:p/>
        </draw:line>
        <draw:line draw:style-name="gr7" draw:text-style-name="P7" draw:layer="layout" svg:x1="4.575cm" svg:y1="7.541cm" svg:x2="4.575cm" svg:y2="9.421cm">
          <text:p/>
        </draw:line>
        <draw:custom-shape draw:style-name="gr8" draw:text-style-name="P1" draw:layer="layout" svg:width="2.348cm" svg:height="1.676cm" svg:x="0.957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53cm" svg:height="1.597cm" svg:x="0.957cm" svg:y="9.781cm">
          <draw:text-box>
            <text:p><text:span text:style-name="T1">result</text:span><text:span text:style-name="T1">s</text:span></text:p>
          </draw:text-box>
        </draw:frame>
        <draw:custom-shape draw:style-name="gr8" draw:text-style-name="P1" draw:layer="layout" svg:width="2.348cm" svg:height="1.676cm" svg:x="3.61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6.259cm" svg:y="9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489cm" svg:y1="7.541cm" svg:x2="6.81cm" svg:y2="9.421cm">
          <text:p/>
        </draw:line>
        <draw:line draw:style-name="gr6" draw:text-style-name="P7" draw:layer="layout" svg:x1="7.163cm" svg:y1="3.478cm" svg:x2="4.369cm" svg:y2="5.257cm">
          <text:p/>
        </draw:line>
        <draw:frame draw:style-name="gr5" draw:text-style-name="P2" draw:layer="layout" svg:width="1.84cm" svg:height="0.962cm" svg:x="6.544cm" svg:y="9.782cm">
          <draw:text-box>
            <text:p><text:span text:style-name="T1">data</text:span></text:p>
          </draw:text-box>
        </draw:frame>
        <draw:frame draw:style-name="gr5" draw:text-style-name="P2" draw:layer="layout" svg:width="2.486cm" svg:height="0.962cm" svg:x="3.613cm" svg:y="9.781cm">
          <draw:text-box>
            <text:p><text:span text:style-name="T1">script</text:span><text:span text:style-name="T1">s</text:span></text:p>
          </draw:text-box>
        </draw:frame>
        <draw:line draw:style-name="gr6" draw:text-style-name="P7" draw:layer="layout" svg:x1="10.269cm" svg:y1="3.464cm" svg:x2="13.063cm" svg:y2="5.243cm">
          <text:p/>
        </draw:line>
        <draw:custom-shape draw:style-name="gr3" draw:text-style-name="P3" draw:layer="layout" svg:width="3.556cm" svg:height="2.286cm" svg:x="11.144cm" svg:y="5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02cm" svg:height="1.597cm" svg:x="11.498cm" svg:y="5.919cm">
          <draw:text-box>
            <text:p><text:span text:style-name="T1">proje</text:span><text:span text:style-name="T1">ct2</text:span></text:p>
          </draw:text-box>
        </draw:frame>
        <draw:line draw:style-name="gr9" draw:text-style-name="P7" draw:layer="layout" svg:x1="12.197cm" svg:y1="7.543cm" svg:x2="10.876cm" svg:y2="9.423cm">
          <text:p/>
        </draw:line>
        <draw:line draw:style-name="gr9" draw:text-style-name="P7" draw:layer="layout" svg:x1="13.162cm" svg:y1="7.543cm" svg:x2="13.162cm" svg:y2="9.423cm">
          <text:p/>
        </draw:line>
        <draw:custom-shape draw:style-name="gr10" draw:text-style-name="P3" draw:layer="layout" svg:width="2.348cm" svg:height="1.676cm" svg:x="9.544cm" svg:y="9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84cm" svg:height="0.962cm" svg:x="9.744cm" svg:y="9.783cm">
          <draw:text-box>
            <text:p><text:span text:style-name="T1">data</text:span></text:p>
          </draw:text-box>
        </draw:frame>
        <draw:custom-shape draw:style-name="gr10" draw:text-style-name="P3" draw:layer="layout" svg:width="2.348cm" svg:height="1.676cm" svg:x="12.197cm" svg:y="9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348cm" svg:height="1.676cm" svg:x="14.846cm" svg:y="9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4.076cm" svg:y1="7.543cm" svg:x2="15.397cm" svg:y2="9.423cm">
          <text:p/>
        </draw:line>
        <draw:frame draw:style-name="gr5" draw:text-style-name="P2" draw:layer="layout" svg:width="2.486cm" svg:height="0.962cm" svg:x="14.848cm" svg:y="9.783cm">
          <draw:text-box>
            <text:p><text:span text:style-name="T1">result</text:span><text:span text:style-name="T1">s</text:span></text:p>
          </draw:text-box>
        </draw:frame>
        <draw:frame draw:style-name="gr5" draw:text-style-name="P2" draw:layer="layout" svg:width="2.486cm" svg:height="0.962cm" svg:x="12.2cm" svg:y="9.783cm">
          <draw:text-box>
            <text:p><text:span text:style-name="T1">script</text:span><text:span text:style-name="T1">s</text:span></text:p>
          </draw:text-box>
        </draw:frame>
        <draw:frame draw:style-name="gr5" draw:text-style-name="P6" draw:layer="layout" svg:width="2.794cm" svg:height="0.962cm" svg:x="7.345cm" svg:y="1.85cm">
          <draw:text-box>
            <text:p text:style-name="P5"><text:span text:style-name="T2">$HO</text:span><text:span text:style-name="T2">M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1:35:30.463323439</meta:creation-date>
    <dc:title>jelmer_base</dc:title>
    <meta:editing-duration>PT1H23M50S</meta:editing-duration>
    <meta:editing-cycles>16</meta:editing-cycles>
    <meta:generator>LibreOffice/6.4.6.2$Linux_X86_64 LibreOffice_project/40$Build-2</meta:generator>
    <meta:initial-creator>Jelmer Poelstra</meta:initial-creator>
    <dc:date>2021-01-14T14:08:33.049465743</dc:date>
    <dc:creator>Jelmer Poelstra</dc:creator>
    <meta:document-statistic meta:object-count="233"/>
  </office:meta>
</office:document-meta>
</file>